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2cm"/>
    </style:style>
    <style:style style:name="co2" style:family="table-column">
      <style:table-column-properties fo:break-before="auto" style:column-width="6.055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10.8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Regression Models</text:p>
          </table:table-cell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office:value-type="string" calcext:value-type="string">
            <text:p>Regression Models</text:p>
          </table:table-cell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office:value-type="string" calcext:value-type="string">
            <text:p>Classification Models</text:p>
          </table:table-cell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office:value-type="string" calcext:value-type="string">
            <text:p>Clustering Models</text:p>
          </table:table-cell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office:value-type="string" calcext:value-type="string">
            <text:p>Dimensionality Reduction Models</text:p>
          </table:table-cell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office:value-type="string" calcext:value-type="string">
            <text:p>Anomaly Detection &amp; Autoencoding</text:p>
          </table:table-cell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office:value-type="string" calcext:value-type="string">
            <text:p>Association Rule Learning</text:p>
          </table:table-cell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office:value-type="string" calcext:value-type="string">
            <text:p>Semi-Supervised Learning</text:p>
          </table:table-cell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Generative Models</text:p>
          </table:table-cell>
          <table:table-cell/>
          <table:table-cell office:value-type="string" calcext:value-type="string">
            <text:p>Policy Gradient Methods</text:p>
          </table:table-cell>
          <table:table-cell/>
          <table:table-cell table:style-name="ce2" office:value-type="string" calcext:value-type="string">
            <text:p>REINFORCE</text:p>
          </table:table-cell>
          <table:table-cell/>
        </table:table-row>
        <table:table-row table:style-name="ro1">
          <table:table-cell office:value-type="string" calcext:value-type="string">
            <text:p>Generative Models</text:p>
          </table:table-cell>
          <table:table-cell table:number-columns-repeated="3"/>
          <table:table-cell table:style-name="ce2" office:value-type="string" calcext:value-type="string">
            <text:p>Actor-Critic Models</text:p>
          </table:table-cell>
          <table:table-cell/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Deterministic Policy Gradient</text:p>
          </table:table-cell>
          <table:table-cell office:value-type="string" calcext:value-type="string">
            <text:p>D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style-name="ce2" office:value-type="string" calcext:value-type="string">
            <text:p>Vanilla Policy Gradient</text:p>
          </table:table-cell>
          <table:table-cell office:value-type="string" calcext:value-type="string">
            <text:p>VPG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office:value-type="string" calcext:value-type="string">
            <text:p>Reinforcement Learning</text:p>
          </table:table-cell>
          <table:table-cell table:number-columns-repeated="3"/>
          <table:table-cell table:style-name="ce2"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Bidirectional Gated Recurrent Unit</text:p>
          </table:table-cell>
          <table:table-cell office:value-type="string" calcext:value-type="string">
            <text:p>BGRU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table:number-columns-repeated="2" office:value-type="string" calcext:value-type="string">
            <text:p>BER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office:value-type="string" calcext:value-type="string">
            <text:p>Deep Learning Architectures</text:p>
          </table:table-cell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office:value-type="string" calcext:value-type="string">
            <text:p>Probabilistic &amp; Bayesian Models</text:p>
          </table:table-cell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office:value-type="string" calcext:value-type="string">
            <text:p>Graph-Based Learning</text:p>
          </table:table-cell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office:value-type="string" calcext:value-type="string">
            <text:p>Time Series Forecasting</text:p>
          </table:table-cell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office:value-type="string" calcext:value-type="string">
            <text:p>Ensemble Learning</text:p>
          </table:table-cell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 office:value-type="string" calcext:value-type="string">
            <text:p>Large-Scale Pretrained Models</text:p>
          </table:table-cell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office:value-type="string" calcext:value-type="string">
            <text:p>Large-Scale Pretrained Models</text:p>
          </table:table-cell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 office:value-type="string" calcext:value-type="string">
            <text:p>Large-Scale Pretrained Models</text:p>
          </table:table-cell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02:44:55.356280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5-01-28T02:59:18.907802417</dc:date>
    <meta:editing-duration>PT4H54M22S</meta:editing-duration>
    <meta:editing-cycles>9</meta:editing-cycles>
    <meta:generator>LibreOffice/24.8.3.2$Linux_X86_64 LibreOffice_project/e14c9fdd1f585efcbb2c5363087a99d20928d522</meta:generator>
    <meta:document-statistic meta:table-count="1" meta:cell-count="287" meta:object-count="0"/>
  </office:meta>
</office:document-meta>
</file>